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17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color="#ff420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420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319cm" svg:height="0.963cm" svg:x="1.5cm" svg:y="3.5cm">
          <draw:text-box>
            <text:p>TP</text:p>
          </draw:text-box>
        </draw:frame>
        <draw:frame draw:style-name="gr1" draw:layer="layout" svg:width="2.75cm" svg:height="0.963cm" svg:x="1cm" svg:y="11.401cm">
          <draw:text-box>
            <text:p>Exclude</text:p>
          </draw:text-box>
        </draw:frame>
        <draw:frame draw:style-name="gr1" draw:text-style-name="P1" draw:layer="layout" svg:width="1.217cm" svg:height="0.806cm" svg:x="3.547cm" svg:y="3cm">
          <draw:text-box>
            <text:p text:style-name="P1"><text:span text:style-name="T1">dr1</text:span></text:p>
          </draw:text-box>
        </draw:frame>
        <draw:frame draw:style-name="gr1" draw:text-style-name="P1" draw:layer="layout" svg:width="1.217cm" svg:height="0.806cm" svg:x="3.5cm" svg:y="4.694cm">
          <draw:text-box>
            <text:p text:style-name="P1"><text:span text:style-name="T1">dr2</text:span></text:p>
          </draw:text-box>
        </draw:frame>
        <draw:frame draw:style-name="gr1" draw:text-style-name="P1" draw:layer="layout" svg:width="1.217cm" svg:height="0.806cm" svg:x="3.194cm" svg:y="13.232cm">
          <draw:text-box>
            <text:p text:style-name="P1"><text:span text:style-name="T1">dr1</text:span></text:p>
          </draw:text-box>
        </draw:frame>
        <draw:frame draw:style-name="gr1" draw:text-style-name="P1" draw:layer="layout" svg:width="1.217cm" svg:height="0.806cm" svg:x="3.194cm" svg:y="15.232cm">
          <draw:text-box>
            <text:p text:style-name="P1"><text:span text:style-name="T1">dr2</text:span></text:p>
          </draw:text-box>
        </draw:frame>
        <draw:frame draw:style-name="gr2" draw:text-style-name="P1" draw:layer="layout" svg:width="4.5cm" svg:height="0.806cm" svg:x="5.5cm" svg:y="3cm">
          <draw:text-box>
            <text:p text:style-name="P1"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0cm" svg:y="3cm">
          <draw:text-box>
            <text:p text:style-name="P1"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4cm" svg:y="3cm">
          <draw:text-box>
            <text:p text:style-name="P1"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7.5cm" svg:y="4.5cm">
          <draw:text-box>
            <text:p text:style-name="P1"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7.5cm" svg:y="4.5cm">
          <draw:text-box>
            <text:p text:style-name="P1"><text:span text:style-name="T1">[ <text:s text:c="8"/>] <text:s text:c="2"/></text:span></text:p>
          </draw:text-box>
        </draw:frame>
        <draw:frame draw:style-name="gr2" draw:text-style-name="P1" draw:layer="layout" svg:width="4.5cm" svg:height="0.806cm" svg:x="4.694cm" svg:y="13.232cm">
          <draw:text-box>
            <text:p text:style-name="P1"><text:span text:style-name="T1">[ <text:s text:c="18"/>] <text:s text:c="2"/></text:span></text:p>
          </draw:text-box>
        </draw:frame>
        <draw:frame draw:style-name="gr2" draw:text-style-name="P1" draw:layer="layout" svg:width="14.033cm" svg:height="0.806cm" svg:x="5.694cm" svg:y="15.038cm">
          <draw:text-box>
            <text:p text:style-name="P1"><text:span text:style-name="T1">[ <text:s text:c="85"/>] <text:s text:c="2"/></text:span></text:p>
          </draw:text-box>
        </draw:frame>
        <draw:line draw:style-name="gr3" draw:text-style-name="P2" draw:layer="layout" svg:x1="5.165cm" svg:y1="2cm" svg:x2="5.165cm" svg:y2="3cm">
          <text:p/>
        </draw:line>
        <draw:frame draw:style-name="gr2" draw:text-style-name="P1" draw:layer="layout" svg:width="4cm" svg:height="0.806cm" svg:x="3.665cm" svg:y="1.194cm">
          <draw:text-box>
            <text:p text:style-name="P1"><text:span text:style-name="T1">next_from_t</text:span></text:p>
          </draw:text-box>
        </draw:frame>
        <draw:line draw:style-name="gr3" draw:text-style-name="P2" draw:layer="layout" svg:x1="5.799cm" svg:y1="7cm" svg:x2="5.799cm" svg:y2="5.5cm">
          <text:p/>
        </draw:line>
        <draw:frame draw:style-name="gr2" draw:text-style-name="P1" draw:layer="layout" svg:width="4cm" svg:height="0.806cm" svg:x="4.436cm" svg:y="7.033cm">
          <draw:text-box>
            <text:p text:style-name="P1"><text:span text:style-name="T1">First find</text:span></text:p>
          </draw:text-box>
        </draw:frame>
        <draw:line draw:style-name="gr3" draw:text-style-name="P2" draw:layer="layout" svg:x1="5.765cm" svg:y1="8.039cm" svg:x2="5.694cm" svg:y2="11.722cm">
          <text:p/>
        </draw:line>
        <draw:frame draw:style-name="gr2" draw:text-style-name="P1" draw:layer="layout" svg:width="4cm" svg:height="0.806cm" svg:x="4.971cm" svg:y="11.755cm">
          <draw:text-box>
            <text:p text:style-name="P1"><text:span text:style-name="T1">Is valid? YES :(</text:span></text:p>
          </draw:text-box>
        </draw:frame>
        <draw:frame draw:style-name="gr2" draw:text-style-name="P1" draw:layer="layout" svg:width="4cm" svg:height="0.806cm" svg:x="15.121cm" svg:y="5.526cm">
          <draw:text-box>
            <text:p text:style-name="P1"><text:span text:style-name="T1">Is valid?</text:span></text:p>
          </draw:text-box>
        </draw:frame>
        <draw:line draw:style-name="gr3" draw:text-style-name="P2" draw:layer="layout" svg:x1="18.187cm" svg:y1="14.568cm" svg:x2="18.22cm" svg:y2="5.392cm">
          <text:p/>
        </draw:line>
        <draw:frame draw:style-name="gr2" draw:text-style-name="P1" draw:layer="layout" svg:width="6.514cm" svg:height="3.581cm" svg:x="19.308cm" svg:y="2.144cm">
          <draw:text-box>
            <text:p text:style-name="P1"><text:span text:style-name="T1">Is valid?</text:span></text:p>
            <text:p text:style-name="P1"><text:span text:style-name="T1">* True : OK, return it</text:span></text:p>
            <text:p text:style-name="P1"><text:span text:style-name="T1">*No (the more funny case)</text:span></text:p>
            <text:p text:style-name="P1"><text:span text:style-name="T1"><text:s/></text:span><text:span text:style-name="T1">Restart and search from this time and loop until begining is far than 1 year.</text:span></text:p>
          </draw:text-box>
        </draw:frame>
        <draw:frame draw:style-name="gr1" draw:text-style-name="P3" draw:layer="layout" svg:width="1.107cm" svg:height="0.806cm" svg:x="3.548cm" svg:y="2.095cm">
          <draw:text-box>
            <text:p text:style-name="P3"><text:span text:style-name="T2">(1)</text:span></text:p>
          </draw:text-box>
        </draw:frame>
        <draw:frame draw:style-name="gr1" draw:text-style-name="P3" draw:layer="layout" svg:width="1.107cm" svg:height="0.806cm" svg:x="4.554cm" svg:y="6.047cm">
          <draw:text-box>
            <text:p text:style-name="P3"><text:span text:style-name="T2">(2)</text:span></text:p>
          </draw:text-box>
        </draw:frame>
        <draw:frame draw:style-name="gr1" draw:text-style-name="P3" draw:layer="layout" svg:width="1.107cm" svg:height="0.806cm" svg:x="5.96cm" svg:y="10.837cm">
          <draw:text-box>
            <text:p text:style-name="P3"><text:span text:style-name="T2">(3)</text:span></text:p>
          </draw:text-box>
        </draw:frame>
        <draw:frame draw:style-name="gr1" draw:text-style-name="P3" draw:layer="layout" svg:width="1.107cm" svg:height="0.806cm" svg:x="16.846cm" svg:y="6.851cm">
          <draw:text-box>
            <text:p text:style-name="P3"><text:span text:style-name="T2">(4)</text:span></text:p>
          </draw:text-box>
        </draw:frame>
        <draw:frame draw:style-name="gr1" draw:text-style-name="P3" draw:layer="layout" svg:width="1.107cm" svg:height="0.806cm" svg:x="18.554cm" svg:y="2.128cm">
          <draw:text-box>
            <text:p text:style-name="P3"><text:span text:style-name="T2">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muald FRONTEAU</meta:initial-creator>
    <meta:creation-date>2010-02-23T19:24:00</meta:creation-date>
    <dc:date>2010-08-05T14:25:22.17</dc:date>
    <dc:creator>Jean </dc:creator>
    <meta:editing-duration>PT00H25M09S</meta:editing-duration>
    <meta:editing-cycles>6</meta:editing-cycles>
    <meta:generator>OpenOffice.org/3.1$Win32 OpenOffice.org_project/310m19$Build-9420</meta:generator>
    <meta:document-statistic meta:object-count="27"/>
  </office:meta>
</office:document-meta>
</file>